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.774cm" fo:line-height="150%" fo:text-indent="0cm" style:auto-text-indent="false" style:page-number="auto"/>
    </style:style>
    <style:style style:name="P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492cm" fo:margin-right="0.774cm" fo:line-height="150%" fo:text-align="start" style:justify-single-word="false" fo:text-indent="0cm" style:auto-text-indent="false"/>
      <style:text-properties fo:font-size="14pt" officeooo:rsid="0004709c" officeooo:paragraph-rsid="000b074b" style:font-size-asian="14pt" style:font-size-complex="14pt"/>
    </style:style>
    <style:style style:name="P4" style:family="paragraph" style:parent-style-name="Standard">
      <style:paragraph-properties fo:margin-left="0.492cm" fo:margin-right="0.774cm" fo:line-height="150%" fo:text-align="start" style:justify-single-word="false" fo:text-indent="0cm" style:auto-text-indent="false"/>
      <style:text-properties fo:font-size="14pt" officeooo:rsid="0004709c" officeooo:paragraph-rsid="000c0b1a" style:font-size-asian="14pt" style:font-size-complex="14pt"/>
    </style:style>
    <style:style style:name="P5" style:family="paragraph" style:parent-style-name="Standard">
      <style:paragraph-properties fo:margin-left="0.492cm" fo:margin-right="0.774cm" fo:line-height="200%" fo:text-align="center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6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d09c0" style:font-size-asian="14pt" style:font-size-complex="14pt"/>
    </style:style>
    <style:style style:name="P7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d2df7" style:font-size-asian="14pt" style:font-size-complex="14pt"/>
    </style:style>
    <style:style style:name="P8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9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0e5634" style:font-size-asian="14pt" style:font-size-complex="14pt"/>
    </style:style>
    <style:style style:name="P10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14c13a" officeooo:paragraph-rsid="0014c13a" style:font-size-asian="14pt" style:font-size-complex="14pt"/>
    </style:style>
    <style:style style:name="P11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d47a1" style:font-size-asian="14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50%" fo:text-align="center" fo:text-indent="0cm" style:writing-mode="lr-tb"/>
    </style:style>
    <style:style style:name="P15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16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17" style:family="paragraph">
      <style:paragraph-properties fo:margin-left="0cm" fo:margin-right="0cm" fo:line-height="150%" fo:text-align="justify" fo:text-indent="0cm" style:writing-mode="lr-tb"/>
    </style:style>
    <style:style style:name="P18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19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0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3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4" style:family="paragraph">
      <style:paragraph-properties fo:margin-left="0cm" fo:margin-right="0cm" fo:line-height="150%" fo:text-align="start" fo:text-indent="0cm" style:writing-mode="lr-tb"/>
    </style:style>
    <style:style style:name="P25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26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27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8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9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5b77f" style:font-size-asian="12.25pt"/>
    </style:style>
    <style:style style:name="T3" style:family="text">
      <style:text-properties officeooo:rsid="0051e078" style:font-size-asian="12.25pt"/>
    </style:style>
    <style:style style:name="T4" style:family="text">
      <style:text-properties officeooo:rsid="0005f38a" style:font-size-asian="12.25pt"/>
    </style:style>
    <style:style style:name="T5" style:family="text">
      <style:text-properties officeooo:rsid="0007af8f" style:font-size-asian="12.25pt"/>
    </style:style>
    <style:style style:name="T6" style:family="text">
      <style:text-properties fo:language="en" fo:country="US" officeooo:rsid="000a2d42"/>
    </style:style>
    <style:style style:name="T7" style:family="text">
      <style:text-properties fo:language="en" fo:country="US" officeooo:rsid="000a2d42" style:font-size-asian="12.25pt"/>
    </style:style>
    <style:style style:name="T8" style:family="text">
      <style:text-properties fo:language="en" fo:country="US" officeooo:rsid="0010322a" style:font-size-asian="12.25pt"/>
    </style:style>
    <style:style style:name="T9" style:family="text">
      <style:text-properties fo:language="en" fo:country="US" officeooo:rsid="000eed23"/>
    </style:style>
    <style:style style:name="T10" style:family="text">
      <style:text-properties fo:language="en" fo:country="US" officeooo:rsid="001020ff"/>
    </style:style>
    <style:style style:name="T11" style:family="text">
      <style:text-properties fo:language="en" fo:country="US" officeooo:rsid="00112766"/>
    </style:style>
    <style:style style:name="T12" style:family="text">
      <style:text-properties fo:language="en" fo:country="US" officeooo:rsid="0012b2cc"/>
    </style:style>
    <style:style style:name="T13" style:family="text">
      <style:text-properties fo:language="en" fo:country="US" officeooo:rsid="001466e6"/>
    </style:style>
    <style:style style:name="T14" style:family="text">
      <style:text-properties fo:language="en" fo:country="US" officeooo:rsid="0014c13a"/>
    </style:style>
    <style:style style:name="T15" style:family="text">
      <style:text-properties officeooo:rsid="0004a20c"/>
    </style:style>
    <style:style style:name="T16" style:family="text">
      <style:text-properties fo:language="ru" fo:country="RU" officeooo:rsid="00064fbf" style:font-size-asian="12.25pt"/>
    </style:style>
    <style:style style:name="T17" style:family="text">
      <style:text-properties fo:language="ru" fo:country="RU" officeooo:rsid="00062918" style:font-size-asian="12.25pt"/>
    </style:style>
    <style:style style:name="T18" style:family="text">
      <style:text-properties officeooo:rsid="0014c13a"/>
    </style:style>
    <style:style style:name="T19" style:family="text">
      <style:text-properties officeooo:rsid="0004709c"/>
    </style:style>
    <style:style style:name="T20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1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2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3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24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5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26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7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8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29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30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13" svg:x1="2.828cm" svg:y1="25.021cm" svg:x2="2.828cm" svg:y2="26.547cm">
          <text:p/>
        </draw:line>
        <draw:line draw:style-name="gr3" draw:text-style-name="P13" svg:x1="1.958cm" svg:y1="25.044cm" svg:x2="20.228cm" svg:y2="25.044cm">
          <text:p/>
        </draw:line>
        <draw:line draw:style-name="gr3" draw:text-style-name="P13" svg:x1="3.96cm" svg:y1="25.051cm" svg:x2="3.96cm" svg:y2="29.027cm">
          <text:p/>
        </draw:line>
        <draw:line draw:style-name="gr3" draw:text-style-name="P13" svg:x1="6.447cm" svg:y1="25.07cm" svg:x2="6.447cm" svg:y2="29.026cm">
          <text:p/>
        </draw:line>
        <draw:line draw:style-name="gr3" draw:text-style-name="P13" svg:x1="7.949cm" svg:y1="25.07cm" svg:x2="7.949cm" svg:y2="29.026cm">
          <text:p/>
        </draw:line>
        <draw:line draw:style-name="gr3" draw:text-style-name="P13" svg:x1="8.95cm" svg:y1="25.058cm" svg:x2="8.95cm" svg:y2="29.013cm">
          <text:p/>
        </draw:line>
        <draw:line draw:style-name="gr3" draw:text-style-name="P13" svg:x1="16.45cm" svg:y1="26.552cm" svg:x2="16.452cm" svg:y2="27.531cm">
          <text:p/>
        </draw:line>
        <draw:line draw:style-name="gr4" draw:text-style-name="P13" svg:x1="1.958cm" svg:y1="28.044cm" svg:x2="8.931cm" svg:y2="28.044cm">
          <text:p/>
        </draw:line>
        <draw:line draw:style-name="gr4" draw:text-style-name="P13" svg:x1="1.958cm" svg:y1="28.543cm" svg:x2="8.931cm" svg:y2="28.543cm">
          <text:p/>
        </draw:line>
        <draw:frame draw:style-name="gr5" draw:text-style-name="P15" svg:width="0.807cm" svg:height="0.436cm" svg:x="1.995cm" svg:y="26.088cm">
          <draw:text-box>
            <text:p text:style-name="P14"><text:span text:style-name="T20">Изм</text:span><text:span text:style-name="T21">.</text:span></text:p>
          </draw:text-box>
        </draw:frame>
        <draw:frame draw:style-name="gr5" draw:text-style-name="P16" svg:width="1.006cm" svg:height="0.436cm" svg:x="2.907cm" svg:y="26.088cm">
          <draw:text-box>
            <text:p text:style-name="P14"><text:span text:style-name="T22">Лист</text:span></text:p>
          </draw:text-box>
        </draw:frame>
        <draw:frame draw:style-name="gr5" draw:text-style-name="P18" svg:width="2.354cm" svg:height="0.436cm" svg:x="4.019cm" svg:y="26.088cm">
          <draw:text-box>
            <text:p text:style-name="P17"><text:span text:style-name="T22">№ </text:span><text:span text:style-name="T22">докум.</text:span></text:p>
          </draw:text-box>
        </draw:frame>
        <draw:frame draw:style-name="gr5" draw:text-style-name="P18" svg:width="1.403cm" svg:height="0.436cm" svg:x="6.504cm" svg:y="26.088cm">
          <draw:text-box>
            <text:p text:style-name="P17"><text:span text:style-name="T20">Подпись</text:span></text:p>
          </draw:text-box>
        </draw:frame>
        <draw:frame draw:style-name="gr5" draw:text-style-name="P18" svg:width="0.914cm" svg:height="0.436cm" svg:x="7.987cm" svg:y="26.088cm">
          <draw:text-box>
            <text:p text:style-name="P17"><text:span text:style-name="T22">Дата</text:span></text:p>
          </draw:text-box>
        </draw:frame>
        <draw:frame draw:style-name="gr5" draw:text-style-name="P19" svg:width="1.348cm" svg:height="0.436cm" svg:x="16.521cm" svg:y="26.577cm">
          <draw:text-box>
            <text:p text:style-name="P14"><text:span text:style-name="T23">лист</text:span></text:p>
          </draw:text-box>
        </draw:frame>
        <draw:frame draw:style-name="gr5" draw:text-style-name="P20" svg:width="1.348cm" svg:height="0.438cm" svg:x="16.521cm" svg:y="27.094cm">
          <draw:text-box>
            <text:p text:style-name="P14"><text:span text:style-name="T24">1</text:span></text:p>
          </draw:text-box>
        </draw:frame>
        <draw:frame draw:style-name="gr5" draw:text-style-name="P22" svg:width="11.126cm" svg:height="0.675cm" svg:x="9.046cm" svg:y="25.478cm">
          <draw:text-box>
            <text:p text:style-name="P21"><text:span text:style-name="T25">КР-АПИ(Ф)НГТУ-210200.65-(АВР09-1)-08-13</text:span></text:p>
          </draw:text-box>
        </draw:frame>
        <draw:line draw:style-name="gr3" draw:text-style-name="P13" svg:x1="1.958cm" svg:y1="26.543cm" svg:x2="20.228cm" svg:y2="26.543cm">
          <text:p/>
        </draw:line>
        <draw:line draw:style-name="gr3" draw:text-style-name="P13" svg:x1="1.972cm" svg:y1="26.046cm" svg:x2="8.945cm" svg:y2="26.046cm">
          <text:p/>
        </draw:line>
        <draw:line draw:style-name="gr4" draw:text-style-name="P13" svg:x1="1.958cm" svg:y1="25.539cm" svg:x2="8.98cm" svg:y2="25.534cm">
          <text:p/>
        </draw:line>
        <draw:line draw:style-name="gr4" draw:text-style-name="P13" svg:x1="1.958cm" svg:y1="27.543cm" svg:x2="8.931cm" svg:y2="27.543cm">
          <text:p/>
        </draw:line>
        <draw:line draw:style-name="gr4" draw:text-style-name="P13" svg:x1="1.958cm" svg:y1="27.039cm" svg:x2="8.931cm" svg:y2="27.039cm">
          <text:p/>
        </draw:line>
        <draw:g draw:style-name="gr6">
          <draw:frame draw:style-name="gr5" draw:text-style-name="P20" svg:width="1.945cm" svg:height="0.436cm" svg:x="1.981cm" svg:y="26.591cm">
            <draw:text-box>
              <text:p text:style-name="P17"><text:span text:style-name="T22">Разраб.</text:span></text:p>
            </draw:text-box>
          </draw:frame>
          <draw:frame draw:style-name="gr5" draw:text-style-name="P23" svg:width="2.354cm" svg:height="0.436cm" svg:x="4.02cm" svg:y="26.591cm">
            <draw:text-box>
              <text:p text:style-name="P17"><text:span text:style-name="T26">Муртазина Е.В.</text:span></text:p>
            </draw:text-box>
          </draw:frame>
        </draw:g>
        <draw:g draw:style-name="gr6">
          <draw:frame draw:style-name="gr5" draw:text-style-name="P18" svg:width="1.945cm" svg:height="0.436cm" svg:x="1.981cm" svg:y="27.081cm">
            <draw:text-box>
              <text:p text:style-name="P17"><text:span text:style-name="T22">Провер.</text:span></text:p>
            </draw:text-box>
          </draw:frame>
          <draw:frame draw:style-name="gr5" draw:text-style-name="P20" svg:width="2.354cm" svg:height="0.436cm" svg:x="4.02cm" svg:y="27.081cm">
            <draw:text-box>
              <text:p text:style-name="P17"><text:span text:style-name="T27">Шурыгин Б.Д.</text:span></text:p>
            </draw:text-box>
          </draw:frame>
        </draw:g>
        <draw:g draw:style-name="gr6">
          <draw:frame draw:style-name="gr7" draw:text-style-name="P17" svg:width="1.945cm" svg:height="0.436cm" svg:x="1.981cm" svg:y="27.584cm">
            <draw:text-box>
              <text:p/>
            </draw:text-box>
          </draw:frame>
          <draw:custom-shape draw:style-name="gr8" draw:text-style-name="P12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8" svg:width="1.945cm" svg:height="0.436cm" svg:x="1.981cm" svg:y="28.072cm">
            <draw:text-box>
              <text:p text:style-name="P17"><text:span text:style-name="T22">Н. Контр.</text:span></text:p>
            </draw:text-box>
          </draw:frame>
          <draw:custom-shape draw:style-name="gr8" draw:text-style-name="P12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5" svg:width="1.945cm" svg:height="0.436cm" svg:x="1.981cm" svg:y="28.561cm">
            <draw:text-box>
              <text:p text:style-name="P24"><text:span text:style-name="T22">Утверд.</text:span></text:p>
            </draw:text-box>
          </draw:frame>
          <draw:custom-shape draw:style-name="gr8" draw:text-style-name="P12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3" svg:x1="14.949cm" svg:y1="26.552cm" svg:x2="14.949cm" svg:y2="29.013cm">
          <text:p/>
        </draw:line>
        <draw:frame draw:style-name="gr5" draw:text-style-name="P26" svg:width="5.756cm" svg:height="2.276cm" svg:x="9.07cm" svg:y="26.656cm">
          <draw:text-box>
            <text:p text:style-name="P21"><text:span text:style-name="T28">Пояснительная записка</text:span></text:p>
          </draw:text-box>
        </draw:frame>
        <draw:line draw:style-name="gr3" draw:text-style-name="P13" svg:x1="14.96cm" svg:y1="27.044cm" svg:x2="20.238cm" svg:y2="27.044cm">
          <text:p/>
        </draw:line>
        <draw:line draw:style-name="gr3" draw:text-style-name="P13" svg:x1="14.958cm" svg:y1="27.543cm" svg:x2="20.236cm" svg:y2="27.543cm">
          <text:p/>
        </draw:line>
        <draw:line draw:style-name="gr3" draw:text-style-name="P13" svg:x1="17.948cm" svg:y1="26.552cm" svg:x2="17.95cm" svg:y2="27.531cm">
          <text:p/>
        </draw:line>
        <draw:frame draw:style-name="gr5" draw:text-style-name="P27" svg:width="1.348cm" svg:height="0.436cm" svg:x="15.025cm" svg:y="26.577cm">
          <draw:text-box>
            <text:p text:style-name="P21"><text:span text:style-name="T23">лит</text:span></text:p>
          </draw:text-box>
        </draw:frame>
        <draw:frame draw:style-name="gr5" draw:text-style-name="P16" svg:width="2.128cm" svg:height="0.436cm" svg:x="18.029cm" svg:y="26.577cm">
          <draw:text-box>
            <text:p text:style-name="P14"><text:span text:style-name="T20">листов</text:span></text:p>
          </draw:text-box>
        </draw:frame>
        <draw:frame draw:style-name="gr5" draw:text-style-name="P28" svg:width="2.128cm" svg:height="0.436cm" svg:x="18.041cm" svg:y="27.079cm">
          <draw:text-box>
            <text:p text:style-name="P21"><text:span text:style-name="T29">25</text:span></text:p>
          </draw:text-box>
        </draw:frame>
        <draw:line draw:style-name="gr4" draw:text-style-name="P13" svg:x1="15.45cm" svg:y1="27.055cm" svg:x2="15.45cm" svg:y2="27.531cm">
          <text:p/>
        </draw:line>
        <draw:line draw:style-name="gr4" draw:text-style-name="P13" svg:x1="15.95cm" svg:y1="27.056cm" svg:x2="15.95cm" svg:y2="27.532cm">
          <text:p/>
        </draw:line>
        <draw:frame draw:style-name="gr5" draw:text-style-name="P29" svg:width="5.132cm" svg:height="0.622cm" svg:x="15.025cm" svg:y="27.94cm">
          <draw:text-box>
            <text:p text:style-name="P21"><text:span text:style-name="T30">АВР09-1</text:span></text:p>
          </draw:text-box>
        </draw:frame>
      </draw:g>
      <text:p text:style-name="P1"/>
      <text:p text:style-name="P5">Содержание</text:p>
      <text:p text:style-name="P2">Введение.....<text:span text:style-name="T6">..............................................................................................................<text:tab/></text:span><text:span text:style-name="T9">2</text:span></text:p>
      <text:p text:style-name="P2">1. Техническое задание...........................................................................................<text:tab/><text:span text:style-name="T10">3</text:span></text:p>
      <text:p text:style-name="P2">2. Анализ ТЗ.............................................................................................................<text:tab/><text:span text:style-name="T6">5</text:span></text:p>
      <text:p text:style-name="P3">3. <text:span text:style-name="T15">Анализ схемы электрической принципиальной и выбор элементов</text:span><text:span text:style-name="T1">..............<text:tab/></text:span><text:span text:style-name="T8">8</text:span></text:p>
      <text:p text:style-name="P4"><text:span text:style-name="T1">4. </text:span><text:span text:style-name="T2">Выбор технологического метода изготовления и основных материалов</text:span><text:span text:style-name="T6">.......<text:tab/>1</text:span><text:span text:style-name="T11">1</text:span></text:p>
      <text:p text:style-name="P6">5. <text:span text:style-name="T3">Геометрический расчет резисторов и р</text:span><text:span text:style-name="T4">азработка топологии.....................</text:span>.....<text:tab/><text:span text:style-name="T6">1</text:span><text:span text:style-name="T12">4</text:span></text:p>
      <text:p text:style-name="P7">6. <text:span text:style-name="T16">Разработка конструкции МСБ....................................</text:span>........................................<text:tab/><text:span text:style-name="T13">20</text:span></text:p>
      <text:p text:style-name="P11">7. <text:span text:style-name="T17">Проверочные расчеты..........................................................</text:span>.......................<text:span text:style-name="T6">........<text:tab/></text:span><text:span text:style-name="T14">21</text:span></text:p>
      <text:p text:style-name="P10">Заключение<text:span text:style-name="T19">...............................................................................................................<text:tab/></text:span>24</text:p>
      <text:p text:style-name="P9"><text:span text:style-name="T5">Список используемой литературы</text:span>.........................................................................<text:tab/>2<text:span text:style-name="T18">5</text:span></text:p>
      <text:p text:style-name="P8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46:13.112000000</dc:date>
    <meta:editing-duration>PT1H22M19S</meta:editing-duration>
    <meta:editing-cycles>26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2" meta:word-count="53" meta:character-count="1077" meta:non-whitespace-character-count="1036"/>
  </office:meta>
</office:document-meta>
</file>